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0765d2" officeooo:paragraph-rsid="000765d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officeooo:rsid="000765d2" officeooo:paragraph-rsid="000765d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0765d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876c0"/>
    </style:style>
    <style:style style:name="T3" style:family="text">
      <style:text-properties style:font-name="Arial" fo:font-weight="bold" officeooo:rsid="000765d2" style:font-weight-asian="bold" style:font-weight-complex="bold"/>
    </style:style>
    <style:style style:name="T4" style:family="text">
      <style:text-properties style:font-name="Arial" fo:font-weight="bold" officeooo:rsid="000876c0" style:font-weight-asian="bold" style:font-weight-complex="bold"/>
    </style:style>
    <style:style style:name="T5" style:family="text">
      <style:text-properties style:font-name="Arial" fo:font-weight="normal" officeooo:rsid="000765d2" style:font-weight-asian="normal" style:font-weight-complex="normal"/>
    </style:style>
    <style:style style:name="T6" style:family="text">
      <style:text-properties style:font-name="Arial" fo:font-weight="normal" officeooo:rsid="000876c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e Genx – Directory Tree View</text:p>
      <text:p text:style-name="P1"/>
      <text:p text:style-name="P2">/src</text:p>
      <text:p text:style-name="P2">|<text:tab/>/code</text:p>
      <text:p text:style-name="P2">|<text:tab/>|<text:tab/><text:span text:style-name="T1">Code files in here.</text:span></text:p>
      <text:p text:style-name="P2">|<text:span text:style-name="T1"><text:tab/></text:span>/layout</text:p>
      <text:p text:style-name="P3"><text:span text:style-name="T3">|<text:tab/>|<text:tab/></text:span><text:span text:style-name="T6">Glade</text:span><text:span text:style-name="T5"> layout files in here.</text:span></text:p>
      <text:p text:style-name="P2">|<text:tab/>/resources</text:p>
      <text:p text:style-name="P2">|<text:tab/>|<text:tab/><text:span text:style-name="T1">Only resources.json file in here.</text:span></text:p>
      <text:p text:style-name="P2">|<text:tab/>|<text:tab/><text:span text:style-name="T1">Subdirectories such as /img can be created to store such resources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8T13:58:15.361205710</meta:creation-date>
    <dc:date>2020-08-08T14:55:49.509260526</dc:date>
    <meta:editing-duration>PT39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9" meta:word-count="45" meta:character-count="225" meta:non-whitespace-character-count="188"/>
  </office:meta>
</office:document-meta>
</file>